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タイトル_20_スライド-notes">
      <style:graphic-properties draw:fill-color="#ffffff" fo:min-height="13.364cm"/>
    </style:style>
    <style:style style:name="pr2" style:family="presentation" style:parent-style-name="タイトルとコンテンツ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c0504d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c0504d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タイトル_20_スライド" presentation:presentation-page-layout-name="AL1T0">
        <draw:custom-shape draw:name="テキスト ボックス 3" draw:style-name="gr1" draw:text-style-name="P2" draw:layer="layout" svg:width="12.339cm" svg:height="1.436cm" svg:x="7.014cm" svg:y="1.418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23.148cm" svg:height="5.585cm" svg:x="1.727cm" svg:y="4.828cm">
          <text:p text:style-name="P1"><text:span text:style-name="T2"><text:s text:c="4"/></text:span><text:span text:style-name="T2">- </text:span><text:span text:style-name="T2">データ構造パラダイムを統一 </text:span></text:p>
          <text:p text:style-name="P1"><text:span text:style-name="T2">　　</text:span><text:span text:style-name="T2">=&gt; NIMS Standard SpreadSheet</text:span></text:p>
          <text:p text:style-name="P1"><text:span text:style-name="T2">　　　　（データ形式</text:span><text:span text:style-name="T2">=</text:span><text:span text:style-name="T2">データ構造となるような厳密解釈を目指す）</text:span></text:p>
          <text:p text:style-name="P1"><text:span text:style-name="T2"><text:s text:c="4"/></text:span><text:span text:style-name="T2">- </text:span><text:span text:style-name="T2">シンプルなデータ構造のみを扱う </text:span></text:p>
          <text:p text:style-name="P1"><text:span text:style-name="T2">　　</text:span><text:span text:style-name="T2">=&gt; CSV</text:span></text:p>
          <text:p text:style-name="P1"><text:span text:style-name="T2"><text:s text:c="4"/></text:span><text:span text:style-name="T2">- </text:span><text:span text:style-name="T2">統一されたデータ構造パラダイムの下でデータを扱う </text:span></text:p>
          <text:p text:style-name="P1"><text:span text:style-name="T2">　　</text:span><text:span text:style-name="T2">=&gt; </text:span><text:span text:style-name="T2">シンプルで最低限のオペレーション定義 </text:span><text:span text:style-name="T2">=&gt; NIMS</text:span><text:span text:style-name="T2">オリジナルな定義言語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2.404cm" svg:height="1.013cm" svg:x="0.35cm" svg:y="3.4cm">
          <text:p text:style-name="P1"><text:span text:style-name="T2">目的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8.887cm" svg:height="5.976cm" svg:x="4cm" svg:y="10.624cm">
          <draw:text-box>
            <text:p>定義言語 tq：</text:p>
            <text:p>&lt;head&gt;::=&lt;ref-label&gt;?&lt;reference&gt;?&lt;operator&gt;?&lt;label&gt;?&lt;bind&gt;?;</text:p>
            <text:p>&lt;ref-label&gt;::=(’#’|’##’)&lt;num&gt;+;</text:p>
            <text:p>&lt;reference&gt;::=’$’(’#’|’##’)&lt;num&gt;+;</text:p>
            <text:p>&lt;operator&gt;::=’$’&lt;label&gt;’$’;</text:p>
            <text:p>&lt;label&gt;::=&lt;char&gt;+;</text:p>
            <text:p>&lt;bind&gt;::=’[’(&lt;num&gt;+(,&lt;num&gt;+)*)?’]’;</text:p>
            <text:p>&lt;T-form&gt;::=&lt;head&gt;(’(’(&lt;T-form&gt;(’,’&lt;T-form&gt;)*)?’)’)*;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タイトルとコンテンツ" presentation:presentation-page-layout-name="AL2T11">
        <draw:custom-shape draw:name="テキスト ボックス 3" draw:style-name="gr1" draw:text-style-name="P2" draw:layer="layout" svg:width="12.403cm" svg:height="4.823cm" svg:x="5.029cm" svg:y="4.15cm">
          <text:p text:style-name="P1"><text:span text:style-name="T2">NIMS Standard SpreadSheet</text:span><text:span text:style-name="T2">形式</text:span><text:span text:style-name="T2">(NS3):</text:span></text:p>
          <text:p text:style-name="P1"><text:span text:style-name="T2"><text:s text:c="4"/></text:span><text:span text:style-name="T2">NS3:: &lt;Dataset&gt;</text:span></text:p>
          <text:p text:style-name="P1"><text:span text:style-name="T2"><text:s text:c="4"/></text:span><text:span text:style-name="T2">&lt;Dataset&gt;::=(&lt;Line&gt;,...)</text:span></text:p>
          <text:p text:style-name="P1"><text:span text:style-name="T2"><text:s text:c="4"/></text:span><text:span text:style-name="T2">&lt;Line&gt;::=(&lt;Cell&gt;,...)</text:span></text:p>
          <text:p text:style-name="P1"><text:span text:style-name="T2"><text:s text:c="4"/></text:span><text:span text:style-name="T2">&lt;Cell&gt;::=(&lt;Item&gt;,Quantity(&lt;Value&gt;,&lt;Unit&gt;)) </text:span></text:p>
          <text:p text:style-name="P1"><text:span text:style-name="T2"><text:s text:c="16"/></text:span><text:span text:style-name="T2">| (&lt;Item&gt;,&lt;Type&gt;(&lt;Value&gt;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3.674cm" svg:height="1.013cm" svg:x="0.6cm" svg:y="1.787cm">
          <text:p text:style-name="P1"><text:span text:style-name="T2">構造定義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8.754cm" svg:height="3.299cm" svg:x="4.779cm" svg:y="9.218cm">
          <text:p text:style-name="P1"><text:span text:style-name="T2">CSV:</text:span></text:p>
          <text:p text:style-name="P1"><text:span text:style-name="T2"><text:s text:c="2"/></text:span><text:span text:style-name="T2">厳密に</text:span><text:span text:style-name="T2">CSV</text:span><text:span text:style-name="T2">のみ</text:span></text:p>
          <text:p text:style-name="P1"><text:span text:style-name="T2">&lt;Item&gt;:</text:span></text:p>
          <text:p text:style-name="P1"><text:span text:style-name="T2">　辞書登録されている属性名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029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1" draw:text-style-name="P2" draw:layer="layout" svg:width="17.178cm" svg:height="4.061cm" svg:x="4.456cm" svg:y="14.421cm">
          <text:p text:style-name="P1"><text:span text:style-name="T2">データ形式定義によるシンプルな最低限のオペレーション</text:span><text:span text:style-name="T2">:</text:span></text:p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6" draw:style-name="gr1" draw:text-style-name="P2" draw:layer="layout" svg:width="8.127cm" svg:height="1.775cm" svg:x="4.931cm" svg:y="12.648cm">
          <text:p text:style-name="P1"><text:span text:style-name="T2">データ形式定義</text:span><text:span text:style-name="T2">:</text:span></text:p>
          <text:p text:style-name="P1"><text:span text:style-name="T2"><text:s text:c="2"/></text:span><text:span text:style-name="T2">NIMS</text:span><text:span text:style-name="T2">のオリジナル言語</text:span><text:span text:style-name="T2">: 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1" draw:text-style-name="P2" draw:layer="layout" svg:width="10.757cm" svg:height="1.013cm" svg:x="4.884cm" svg:y="2.87cm">
          <text:p text:style-name="P1"><text:span text:style-name="T2">データ構造記述言語 </text:span><text:span text:style-name="T2">= NS3 + CSV + t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タイトルとコンテンツ" presentation:presentation-page-layout-name="AL2T11">
        <draw:custom-shape draw:name="テキスト ボックス 3" draw:style-name="gr1" draw:text-style-name="P2" draw:layer="layout" svg:width="15.844cm" svg:height="3.299cm" svg:x="4.382cm" svg:y="6.03cm">
          <text:p text:style-name="P1"><text:span text:style-name="T2"><text:s text:c="2"/></text:span><text:span text:style-name="T2">- CSV</text:span><text:span text:style-name="T2">から</text:span><text:span text:style-name="T2">NS3</text:span><text:span text:style-name="T2">形式への変換</text:span></text:p>
          <text:p text:style-name="P1"><text:span text:style-name="T2"><text:s text:c="2"/></text:span><text:span text:style-name="T2">- </text:span><text:span text:style-name="T2">複数</text:span><text:span text:style-name="T2">CSV</text:span><text:span text:style-name="T2">ファイルの統合</text:span></text:p>
          <text:p text:style-name="P1"><text:span text:style-name="T2">　　（複数</text:span><text:span text:style-name="T2">CSV</text:span><text:span text:style-name="T2">ファイルから一つの</text:span><text:span text:style-name="T2">NS3</text:span><text:span text:style-name="T2">形式への変換）</text:span></text:p>
          <text:p text:style-name="P1"><text:span text:style-name="T2"><text:s text:c="2"/></text:span><text:span text:style-name="T2">- </text:span><text:span text:style-name="T2">辞書と</text:span><text:span text:style-name="T2">CSV</text:span><text:span text:style-name="T2">ファイルの統合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14.469cm" svg:height="1.013cm" svg:x="0.531cm" svg:y="3.362cm">
          <text:p text:style-name="P1"><text:span text:style-name="T2">オペレーション例（次スライドより順次紹介）：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.691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46cm" svg:height="1.013cm" svg:x="0.705cm" svg:y="6.611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547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665cm" svg:y="9.732cm">
          <text:p text:style-name="P1"><text:span text:style-name="T2">- </text:span><text:span text:style-name="T2">コマンド</text:span><text:span text:style-name="T2">: ./tq.o in=data.ns3.ddf out=data.ns3.ddl data=data.ns3.csv 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6.886cm" svg:y="4.64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364cm" svg:y="7.637cm">
          <text:p text:style-name="P1"><text:span text:style-name="T3">$PI$($#1,$#2($#4,$#3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5.763cm" svg:height="0.843cm" svg:x="1.417cm" svg:y="4.658cm">
          <text:p text:style-name="P1"><text:span text:style-name="T3">(#1[2],#2[2],#3[2],#4[4,2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504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628cm" svg:y="11.522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10.096cm" svg:height="1.013cm" svg:x="0.71cm" svg:y="3.654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5.278cm" svg:height="1.013cm" svg:x="16.247cm" svg:y="3.568cm">
          <text:p text:style-name="P1"><text:span text:style-name="T2">- CSV: data.ns3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1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1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7.11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7.014cm" svg:height="1.435cm" svg:x="1.171cm" svg:y="4.299cm">
          <text:p text:style-name="P1"><text:span text:style-name="T3">(#10$FILE$("data.ns3.csv"),</text:span></text:p>
          <text:p text:style-name="P1"><text:span text:style-name="T3">$#10</text:span><text:span text:style-name="T6">:</text:span><text:span text:style-name="T3">(#1[2],#2[2],#3[2],#4[4,2]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6.487cm" svg:y="3.273cm">
          <text:p text:style-name="P1"><text:span text:style-name="T2">- CSV: data.ns3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0.467cm" svg:height="1.013cm" svg:x="3.644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2">現仕様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10.711cm" svg:height="0.843cm" svg:x="1.165cm" svg:y="7.425cm">
          <text:p text:style-name="P1"><text:span text:style-name="T3">$PI$(@(Length,Weight),Quantity($#4,@(mm,kg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5cm" svg:height="1.013cm" svg:x="15.748cm" svg:y="3.38cm">
          <text:p text:style-name="P1"><text:span text:style-name="T2">- CSV: num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タイトルとコンテンツ" presentation:presentation-page-layout-name="AL2T11">
        <draw:custom-shape draw:name="テキスト ボックス 3" draw:style-name="gr1" draw:text-style-name="P2" draw:layer="layout" svg:width="9.068cm" svg:height="1.013cm" svg:x="0.455cm" svg:y="3.288cm">
          <text:p text:style-name="P1"><text:span text:style-name="T2">- </text:span><text:span text:style-name="T2">入力データ形式定義</text:span><text:span text:style-name="T2">: num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1.102cm" svg:height="1.013cm" svg:x="3.55cm" svg:y="1.529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2</text:span><text:span text:style-name="T2">（</text:span><text:span text:style-name="T2">1</text:span><text:span text:style-name="T2">ファイル</text:span><text:span text:style-name="T2">;</text:span><text:span text:style-name="T4">次期仕様</text:span><text:span text:style-name="T2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7.014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19.139cm" svg:height="1.013cm" svg:x="0.371cm" svg:y="9.449cm">
          <text:p text:style-name="P1"><text:span text:style-name="T2">- </text:span><text:span text:style-name="T2">コマンド</text:span><text:span text:style-name="T2">: ./tq.o in=num.ddf out=num.ddl data=num.csv 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2.619cm" svg:x="16.361cm" svg:y="4.402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10.711cm" svg:height="0.843cm" svg:x="1.165cm" svg:y="7.425cm">
          <text:p text:style-name="P1"><text:span text:style-name="T3">$PI$(</text:span><text:span text:style-name="T6">%</text:span><text:span text:style-name="T3">(Length,Weight),Quantity($#4,</text:span><text:span text:style-name="T6">%</text:span><text:span text:style-name="T3">(mm,kg)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2" draw:layer="layout" svg:width="3.046cm" svg:height="0.843cm" svg:x="1.165cm" svg:y="4.313cm">
          <text:p text:style-name="P1"><text:span text:style-name="T3">([4](#4[2]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85cm" svg:y="12.522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496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1" draw:text-style-name="P2" draw:layer="layout" svg:width="9.017cm" svg:height="1.013cm" svg:x="0.44cm" svg:y="6.278cm">
          <text:p text:style-name="P1"><text:span text:style-name="T2">- </text:span><text:span text:style-name="T2">出力データ形式定義</text:span><text:span text:style-name="T2">: num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4.25cm" svg:height="1.013cm" svg:x="15.748cm" svg:y="3.38cm">
          <text:p text:style-name="P1"><text:span text:style-name="T2">- CSV: num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タイトルとコンテンツ" presentation:presentation-page-layout-name="AL2T11">
        <draw:custom-shape draw:name="テキスト ボックス 3" draw:style-name="gr1" draw:text-style-name="P2" draw:layer="layout" svg:width="10.096cm" svg:height="1.013cm" svg:x="0.458cm" svg:y="3.288cm">
          <text:p text:style-name="P1"><text:span text:style-name="T2">- </text:span><text:span text:style-name="T2">入力データ形式定義</text:span><text:span text:style-name="T2">: data.ns3.dd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4" draw:style-name="gr1" draw:text-style-name="P2" draw:layer="layout" svg:width="23.176cm" svg:height="1.013cm" svg:x="1.509cm" svg:y="1.6cm">
          <text:p text:style-name="P1"><text:span text:style-name="T2">オペレーション例：</text:span><text:span text:style-name="T2">CSV</text:span><text:span text:style-name="T2">から</text:span><text:span text:style-name="T2">NS3</text:span><text:span text:style-name="T2">形式への変換 </text:span><text:span text:style-name="T2">#3</text:span><text:span text:style-name="T2">（</text:span><text:span text:style-name="T2">2</text:span><text:span text:style-name="T2">ファイル</text:span><text:span text:style-name="T2">;</text:span><text:span text:style-name="T4">次期仕様</text:span><text:span text:style-name="T4">:</text:span><text:span text:style-name="T4">検討中</text:span><text:span text:style-name="T2">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8" draw:style-name="gr1" draw:text-style-name="P2" draw:layer="layout" svg:width="12.339cm" svg:height="1.436cm" svg:x="6.061cm" svg:y="0cm">
          <text:p text:style-name="P1"><text:span text:style-name="T1">データ構造記述言語の開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5" draw:style-name="gr1" draw:text-style-name="P2" draw:layer="layout" svg:width="22.225cm" svg:height="1.013cm" svg:x="0.413cm" svg:y="9.733cm">
          <text:p text:style-name="P1"><text:span text:style-name="T2">- </text:span><text:span text:style-name="T2">コマンド</text:span><text:span text:style-name="T2">: ./tq.o in=data.ns3.ddf out=data.ns3.ddl </text:span><text:span text:style-name="T5">data=data.ns3.csv </text:span><text:span text:style-name="T2">-FT -Pprod <text:s/>-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" draw:style-name="gr4" draw:text-style-name="P2" draw:layer="layout" svg:width="4.239cm" svg:height="4.395cm" svg:x="19.005cm" svg:y="4.288cm">
          <text:p text:style-name="P1"><text:span text:style-name="T3">Length,Weight</text:span></text:p>
          <text:p text:style-name="P1"><text:span text:style-name="T3">Quantity,Quantity</text:span></text:p>
          <text:p text:style-name="P1"><text:span text:style-name="T3">mm,kg</text:span></text:p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0" draw:style-name="gr4" draw:text-style-name="P2" draw:layer="layout" svg:width="5.335cm" svg:height="0.843cm" svg:x="1.171cm" svg:y="7.732cm">
          <text:p text:style-name="P1"><text:span text:style-name="T3">$PI$($#1,$#2($#4,$#3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2" draw:style-name="gr4" draw:text-style-name="P5" draw:layer="layout" svg:width="9.029cm" svg:height="2.026cm" svg:x="1.171cm" svg:y="4.299cm">
          <text:p text:style-name="P1"><text:span text:style-name="T3">(#10$FILE$("data.ns3.csv"),</text:span></text:p>
          <text:p text:style-name="P1"><text:span text:style-name="T3">#11$FILE$("num.csv"),</text:span></text:p>
          <text:p text:style-name="P1"><text:span text:style-name="T3">$#10</text:span><text:span text:style-name="T7">[]</text:span><text:span text:style-name="T3">$(#1[2],#2[2],#3[2],$#11</text:span><text:span text:style-name="T7">[]</text:span><text:span text:style-name="T3">$#4[4,2]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6" draw:style-name="gr5" draw:text-style-name="P2" draw:layer="layout" svg:width="15.261cm" svg:height="4.823cm" svg:x="1.291cm" svg:y="12.601cm">
          <text:p text:style-name="P1"><text:span text:style-name="T2">(</text:span></text:p>
          <text:p text:style-name="P1"><text:span text:style-name="T2"><text:s text:c="2"/></text:span><text:span text:style-name="T2">((Length,Quantity(300,mm)),(Weight,Quantity(100,kg))),</text:span></text:p>
          <text:p text:style-name="P1"><text:span text:style-name="T2"><text:s text:c="2"/></text:span><text:span text:style-name="T2">((Length,Quantity(320,mm)),(Weight,Quantity(102,kg))),</text:span></text:p>
          <text:p text:style-name="P1"><text:span text:style-name="T2"><text:s text:c="2"/></text:span><text:span text:style-name="T2">((Length,Quantity(302,mm)),(Weight,Quantity(101,kg))),</text:span></text:p>
          <text:p text:style-name="P1"><text:span text:style-name="T2"><text:s text:c="2"/></text:span><text:span text:style-name="T2">((Length,Quantity(360,mm)),(Weight,Quantity(125,kg)))</text:span></text:p>
          <text:p text:style-name="P1"><text:span text:style-name="T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7" draw:style-name="gr1" draw:text-style-name="P2" draw:layer="layout" svg:width="2.739cm" svg:height="1.013cm" svg:x="0.376cm" svg:y="11.525cm">
          <text:p text:style-name="P1"><text:span text:style-name="T2">- </text:span><text:span text:style-name="T2">出力 </text:span><text:span text:style-name="T2">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8" draw:style-name="gr1" draw:text-style-name="P2" draw:layer="layout" svg:width="10.046cm" svg:height="1.013cm" svg:x="0.453cm" svg:y="6.733cm">
          <text:p text:style-name="P1"><text:span text:style-name="T2">- </text:span><text:span text:style-name="T2">出力データ形式定義</text:span><text:span text:style-name="T2">: data.ns3.dd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9" draw:style-name="gr1" draw:text-style-name="P2" draw:layer="layout" svg:width="5.278cm" svg:height="1.013cm" svg:x="18.381cm" svg:y="3.273cm">
          <text:p text:style-name="P1"><text:span text:style-name="T2">- CSV: data.ns3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3" draw:style-name="gr4" draw:text-style-name="P2" draw:layer="layout" svg:width="4.239cm" svg:height="2.619cm" svg:x="13.402cm" svg:y="4.261cm">
          <text:p text:style-name="P1"><text:span text:style-name="T3">300,100</text:span></text:p>
          <text:p text:style-name="P1"><text:span text:style-name="T3">320,102</text:span></text:p>
          <text:p text:style-name="P1"><text:span text:style-name="T3">302,101</text:span></text:p>
          <text:p text:style-name="P1"><text:span text:style-name="T3">360,1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テキスト ボックス 14" draw:style-name="gr1" draw:text-style-name="P2" draw:layer="layout" svg:width="4.25cm" svg:height="1.013cm" svg:x="12.79cm" svg:y="3.238cm">
          <text:p text:style-name="P1"><text:span text:style-name="T2">- CSV: num.c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タイトル_20_スライド-background" style:display-name="タイトル スライド-background" style:family="presentation">
      <style:graphic-properties draw:stroke="none" draw:fill="solid" draw:fill-color="#ffffff"/>
      <style:text-properties style:letter-kerning="true"/>
    </style:style>
    <style:style style:name="タイトル_20_スライド-backgroundobjects" style:display-name="タイトル スライド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_20_スライド-notes" style:display-name="タイトル スライド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_20_スライド-outline1" style:display-name="タイトル スライド-outline1" style:family="presentation">
      <style:graphic-properties draw:stroke="none" draw:fill="none" draw:auto-grow-height="false" draw:fit-to-size="shrink-to-fit" style:shrink-to-fit="true">
        <text:list-style style:name="タイトル_20_スライド-outline1" style:display-name="タイトル スライド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_20_スライド-outline2" style:display-name="タイトル スライド-outline2" style:family="presentation" style:parent-style-name="タイトル_20_スライド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_20_スライド-outline3" style:display-name="タイトル スライド-outline3" style:family="presentation" style:parent-style-name="タイトル_20_スライド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4" style:display-name="タイトル スライド-outline4" style:family="presentation" style:parent-style-name="タイトル_20_スライド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_20_スライド-outline5" style:display-name="タイトル スライド-outline5" style:family="presentation" style:parent-style-name="タイトル_20_スライド-outline4">
      <style:paragraph-properties fo:margin-top="0.1cm" fo:margin-bottom="0cm"/>
      <style:text-properties fo:font-size="20pt" style:font-size-asian="20pt" style:font-size-complex="20pt"/>
    </style:style>
    <style:style style:name="タイトル_20_スライド-outline6" style:display-name="タイトル スライド-outline6" style:family="presentation" style:parent-style-name="タイトル_20_スライド-outline5">
      <style:paragraph-properties fo:margin-top="0.1cm" fo:margin-bottom="0cm"/>
      <style:text-properties fo:font-size="20pt" style:font-size-asian="20pt" style:font-size-complex="20pt"/>
    </style:style>
    <style:style style:name="タイトル_20_スライド-outline7" style:display-name="タイトル スライド-outline7" style:family="presentation" style:parent-style-name="タイトル_20_スライド-outline6">
      <style:paragraph-properties fo:margin-top="0.1cm" fo:margin-bottom="0cm"/>
      <style:text-properties fo:font-size="20pt" style:font-size-asian="20pt" style:font-size-complex="20pt"/>
    </style:style>
    <style:style style:name="タイトル_20_スライド-outline8" style:display-name="タイトル スライド-outline8" style:family="presentation" style:parent-style-name="タイトル_20_スライド-outline7">
      <style:paragraph-properties fo:margin-top="0.1cm" fo:margin-bottom="0cm"/>
      <style:text-properties fo:font-size="20pt" style:font-size-asian="20pt" style:font-size-complex="20pt"/>
    </style:style>
    <style:style style:name="タイトル_20_スライド-outline9" style:display-name="タイトル スライド-outline9" style:family="presentation" style:parent-style-name="タイトル_20_スライド-outline8">
      <style:paragraph-properties fo:margin-top="0.1cm" fo:margin-bottom="0cm"/>
      <style:text-properties fo:font-size="20pt" style:font-size-asian="20pt" style:font-size-complex="20pt"/>
    </style:style>
    <style:style style:name="タイトル_20_スライド-subtitle" style:display-name="タイトル スライド-subtitle" style:family="presentation">
      <style:graphic-properties draw:stroke="none" draw:fill="none" draw:textarea-vertical-align="middle">
        <text:list-style style:name="タイトル_20_スライド-subtitle" style:display-name="タイトル スライド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_20_スライド-title" style:display-name="タイトル スライド-title" style:family="presentation">
      <style:graphic-properties draw:stroke="none" draw:fill="none" draw:textarea-vertical-align="middle">
        <text:list-style style:name="タイトル_20_スライド-title" style:display-name="タイトル スライド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background" style:family="presentation">
      <style:graphic-properties draw:stroke="none" draw:fill="solid" draw:fill-color="#ffffff"/>
      <style:text-properties style:letter-kerning="true"/>
    </style:style>
    <style:style style:name="タイトルとコンテンツ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タイトルとコンテンツ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タイトルとコンテンツ-outline1" style:family="presentation">
      <style:graphic-properties draw:stroke="none" draw:fill="none" draw:auto-grow-height="false" draw:fit-to-size="shrink-to-fit" style:shrink-to-fit="true">
        <text:list-style style:name="タイトルとコンテンツ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style style:name="タイトルとコンテンツ-outline2" style:family="presentation" style:parent-style-name="タイトルとコンテンツ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タイトルとコンテンツ-outline3" style:family="presentation" style:parent-style-name="タイトルとコンテンツ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4" style:family="presentation" style:parent-style-name="タイトルとコンテンツ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タイトルとコンテンツ-outline5" style:family="presentation" style:parent-style-name="タイトルとコンテンツ-outline4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6" style:family="presentation" style:parent-style-name="タイトルとコンテンツ-outline5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7" style:family="presentation" style:parent-style-name="タイトルとコンテンツ-outline6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8" style:family="presentation" style:parent-style-name="タイトルとコンテンツ-outline7">
      <style:paragraph-properties fo:margin-top="0.1cm" fo:margin-bottom="0cm"/>
      <style:text-properties fo:font-size="20pt" style:font-size-asian="20pt" style:font-size-complex="20pt"/>
    </style:style>
    <style:style style:name="タイトルとコンテンツ-outline9" style:family="presentation" style:parent-style-name="タイトルとコンテンツ-outline8">
      <style:paragraph-properties fo:margin-top="0.1cm" fo:margin-bottom="0cm"/>
      <style:text-properties fo:font-size="20pt" style:font-size-asian="20pt" style:font-size-complex="20pt"/>
    </style:style>
    <style:style style:name="タイトルとコンテンツ-subtitle" style:family="presentation">
      <style:graphic-properties draw:stroke="none" draw:fill="none" draw:textarea-vertical-align="middle">
        <text:list-style style:name="タイトルとコンテンツ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タイトルとコンテンツ-title" style:family="presentation">
      <style:graphic-properties draw:stroke="none" draw:fill="none" draw:textarea-vertical-align="middle">
        <text:list-style style:name="タイトルとコンテンツ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ja" fo:country="JP" fo:font-style="normal" fo:text-shadow="none" style:text-underline-style="none" fo:font-weight="normal" style:letter-kerning="true" fo:background-color="transparent" style:font-name-asian="VL ゴシック" style:font-family-asian="'VL ゴシック'" style:font-family-generic-asian="system" style:font-pitch-asian="variable" style:font-size-asian="18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タイトル_20_スライド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タイトル_20_スライド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タイトル_20_スライド-backgroundobjects">
      <style:graphic-properties draw:stroke="none" draw:fill="none" draw:fill-color="#ffffff" draw:auto-grow-height="false" fo:min-height="1.485cm"/>
    </style:style>
    <style:style style:name="Mpr4" style:family="presentation" style:parent-style-name="タイトル_20_スライド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タイトルとコンテンツ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タイトルとコンテンツ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タイトルとコンテンツ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タイトルとコンテンツ-backgroundobjects">
      <style:graphic-properties draw:stroke="none" draw:fill="none" draw:fill-color="#ffffff" draw:auto-grow-height="false" fo:min-height="1.485cm"/>
    </style:style>
    <style:style style:name="Mpr9" style:family="presentation" style:parent-style-name="タイトルとコンテンツ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タイトル_20_スライド" style:display-name="タイトル スライド" style:page-layout-name="PM1" draw:style-name="Mdp1">
      <draw:frame draw:name="タイトル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日付プレースホルダー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03">6/3/20</text:date></text:span></text:p>
        </draw:text-box>
      </draw:frame>
      <draw:frame draw:name="フッター プレースホルダー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draw:frame presentation:style-name="タイトル_20_スライド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タイトル_20_スライド-title" draw:layer="backgroundobjects" svg:width="14.848cm" svg:height="11.136cm" svg:x="3.075cm" svg:y="2.257cm" presentation:class="page"/>
        <draw:frame presentation:style-name="タイトル_20_スライド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タイトルとコンテンツ" style:page-layout-name="PM1" draw:style-name="Mdp1">
      <draw:frame draw:name="タイトル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マスター タイトルの書式設定</text:span></text:p>
        </draw:text-box>
      </draw:frame>
      <draw:frame draw:name="コンテンツ プレースホルダー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マスター テキストの書式設定</text:span></text:p>
              <text:list>
                <text:list-item>
                  <text:p text:style-name="MP11"><text:span text:style-name="MT5">第 </text:span><text:span text:style-name="MT5">2 </text:span><text:span text:style-name="MT5">レベル</text:span></text:p>
                  <text:list>
                    <text:list-item>
                      <text:p text:style-name="MP12"><text:span text:style-name="MT6">第 </text:span><text:span text:style-name="MT6">3 </text:span><text:span text:style-name="MT6">レベル</text:span></text:p>
                      <text:list>
                        <text:list-item>
                          <text:p text:style-name="MP13"><text:span text:style-name="MT7">第 </text:span><text:span text:style-name="MT7">4 </text:span><text:span text:style-name="MT7">レベル</text:span></text:p>
                          <text:list>
                            <text:list-item>
                              <text:p text:style-name="MP13"><text:span text:style-name="MT7">第 </text:span><text:span text:style-name="MT7">5 </text:span><text:span text:style-name="MT7">レベル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日付プレースホルダー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0-06-03">6/3/20</text:date></text:span></text:p>
        </draw:text-box>
      </draw:frame>
      <draw:frame draw:name="フッター プレースホルダー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スライド番号プレースホルダー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8</text:page-number></text:span></text:p>
        </draw:text-box>
      </draw:frame>
      <presentation:notes style:page-layout-name="PM0">
        <draw:page-thumbnail presentation:style-name="タイトルとコンテンツ-title" draw:layer="backgroundobjects" svg:width="14.848cm" svg:height="11.136cm" svg:x="3.075cm" svg:y="2.257cm" presentation:class="page"/>
        <draw:frame presentation:style-name="タイトルとコンテンツ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プレゼンテーション</dc:title>
    <meta:initial-creator>AMANO KOU</meta:initial-creator>
    <meta:editing-cycles>47</meta:editing-cycles>
    <meta:creation-date>2020-04-16T04:11:41</meta:creation-date>
    <dc:date>2020-06-03T08:29:18.083905470</dc:date>
    <meta:editing-duration>PT3H12M17S</meta:editing-duration>
    <meta:generator>LibreOffice/5.3.6.1$Linux_X86_64 LibreOffice_project/30$Build-1</meta:generator>
    <meta:document-statistic meta:object-count="119"/>
    <meta:user-defined meta:name="AppVersion">14.0000</meta:user-defined>
    <meta:user-defined meta:name="Company">RIK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画面に合わせる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